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763 Great Britain is on top of the world.</text:p>
      <text:p text:style-name="Standard">France is just about out of North America.</text:p>
      <text:p text:style-name="Standard">Spain is out of Florida, and it continues to lose power steadily.</text:p>
      <text:p text:style-name="Standard">Spain received Louisiana territory from France.</text:p>
      <text:p text:style-name="Standard">Problems facing Great Britain after 1763</text:p>
      <text:p text:style-name="Standard">After hundreds of years of warfare, Great Britain had a huge national debt that had to be repaid. They hoped to reduce that debt, or to at least stop it from growing any larger. The country had to borrow to make up the difference. They also collected taxes to reduce and stabilize the national debt. Basically, what they did was borrow money to pay the principal on the loans, and they collected tax money to pay the interest. They had to keep it from growing, because if it grew, that would mean more taxes.</text:p>
      <text:p text:style-name="Standard">The English taxpayers demanded and received tax cuts. That, of course, reduced the governments income. That mean the government had to reduce spending just to break even.</text:p>
      <text:p text:style-name="Standard">It was tough to reduce spending at this time. Great Britain was the world power; with colonies all over the globe. Because of that, Britain had to always maintain a large army and navy, and had to administer a large empire. Great Britain had an expensive government that resisted cuts and spending.</text:p>
      <text:p text:style-name="Standard">The man responsible for managing these checks and balances was called the exchequer. At this time, George Grenville was the chancellor of the exchequer. Over in America, the colonists were paying very light taxes. Up until 1764, America had never been taxed by Great Britain for profit. In 1764, Great Britain changed that, and started taxing American colonists for a profit. The first of these was the sugar act of 1764. The first thing the Sugar Act did was repeal the Molasses act of 1733. The Molasses Act imposed a tax on French molasses. The Americans are now encouraged to buy the French molasses to support England in making a profit. Two men begin to speak out against this form of taxation in the colonies: James Otis Jr. of Massachusetts, and Patrick Henry of Virginia. They begin to refer to concepts that stated that parliament had no right to tax Americans for revenue because parliament does not and cannot represent the colonists for that purpose. They went on to say that only the responsible representatives of the taxpayers may tax them. Taxation without representation is tyranny. The British parliament is a bicameral, meaning it has two houses, the upper house and the lower house, the house of the lords and the house of commons. The house of lords is an inherited position. The house of commons is is by no means common-folk, it is wealthy land owners. The common house is supposed to represent the common man in colonies. So because the American colonists don't have anyone actually representing them, they can't be taxed by the British parliament.</text:p>
      <text:p text:style-name="Standard">In 1765, Parliament passes the stamp act. This required that a paid tax stamp be placed on all printed matter and legal documents. The stamp act was passed in February of 1765. It does not come into effect until November of that year. People are warned not to by the stamps by a group called the Shadow of Liberty. This boycott becomes very effective, and eventually becomes a boycott of all British products. It gets the British merchants to tell Britain the Stamp Act is bad for business. The boycott is so effective only one colony sells the stamps, and that's the colony of Georgia. In 1766, Parliament repeals the Stamp Act. Parliament passes the Declaratory Act in 1766. This law states in no uncertain terms that parliament has, has had, and will have the right to govern America in all cases whatsoever. This becomes the official attitude of the British government. This is to show the American colonists that they are only there to support the British government. Next comes a man, the next exchequer, named Charles Townsend. He comes from a rich family, and is a drunk. He offered what came to be known as the Townsend acts of 1767. The Townsend acts of 1767 placed taxes on, what they considered then, luxury items. The items tax included things like lead, paint, glass, mirrors, playing cards, dice. They also put a 3 pence tax on tea. This outrages the colonies, and they react in 3 ways.</text:p>
      <text:list xml:id="list5796483655443832566" text:style-name="L1">
        <text:list-item>
          <text:p text:style-name="P1">They boycott the goods, the don't buy them.</text:p>
        </text:list-item>
        <text:list-item>
          <text:p text:style-name="P1">They boycott merchants that do business with Great Britain.</text:p>
        </text:list-item>
        <text:list-item>
          <text:p text:style-name="P1">They begin to buy American, they encourage American manufacture.</text:p>
        </text:list-item>
      </text:list>
      <text:p text:style-name="Standard">All these measures hurt the British merchants and their busine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20T10:05:51.55</meta:creation-date>
    <dc:date>2017-10-24T15:58:21.97</dc:date>
    <dc:creator>Timothy Cayer</dc:creator>
    <meta:editing-duration>PT40M47S</meta:editing-duration>
    <meta:editing-cycles>14</meta:editing-cycles>
    <meta:generator>OpenOffice/4.1.3$Win32 OpenOffice.org_project/413m1$Build-9783</meta:generator>
    <meta:document-statistic meta:table-count="0" meta:image-count="0" meta:object-count="0" meta:page-count="1" meta:paragraph-count="14" meta:word-count="769" meta:character-count="4425"/>
  </office:meta>
</office:document-meta>
</file>